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/>
      <style:text-properties officeooo:paragraph-rsid="000fb381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officeooo:paragraph-rsid="0010d914"/>
    </style:style>
    <style:style style:name="T1" style:family="text">
      <style:text-properties officeooo:rsid="000fb38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fb381"/>
    </style:style>
    <style:style style:name="T4" style:family="text">
      <style:text-properties fo:language="en" fo:country="US" officeooo:rsid="0010d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alamu’alaikum wr wb, hi guys. In this video I will introduce myself and also introduce my school. My name is Rafi Izzatul Rizqu Faris, I was 17 years old. I went to SMK TARUNA BHAKTI with a major in software engineering. My hobby is reading articles. Because by reading the article, I can learn about new things </text:span><text:span text:style-name="T2">especially about the world of technology and programming. <text:s/>I have an interest in the world of software development, especially mobile development. I am a graduate of Google Developer </text:span><text:span text:style-name="T3">Kejar</text:span><text:span text:style-name="T2"> and also Indosat IDCAMP 2019 in the Android Developer class. I am also interested in developing my skills in the world of internet of things. I am interested in these 2 things because by combining them, I can create products that I think are very interesting. </text:span><text:span text:style-name="T3">Corona Assistant is the example of IoT – Assistant based project that I created to control the environment that exists in an entity. To find out what project that I'm working on now, you can check my github account, namely RafiIzzatulRizquFaris.</text:span></text:p>
      <text:p text:style-name="P2"><text:span text:style-name="T4">N</text:span><text:span text:style-name="T3">ext, we will talk about my school profile. As I said before, right now, I am studying at the Vocational School Taruna Bhakti. </text:span><text:span text:style-name="T4">Located on Pekapuran Road, Cimanggis, Depok City. Has 5 majors, namely </text:span></text:p>
      <text:p text:style-name="P2"><text:span text:style-name="T4">boardcast majors that handle filming activity, broadcasting, etc. </text:span></text:p>
      <text:p text:style-name="P2"><text:span text:style-name="T4">Multimedia majors that handle animation process, video and audio processing, and many more, </text:span></text:p>
      <text:p text:style-name="P2"><text:span text:style-name="T4">Computer and Network Engineering majors that handle the network, pc - hardware, servers, system administrators, and others. </text:span></text:p>
      <text:p text:style-name="P2"><text:span text:style-name="T4">Industrial electronics engineering department that handles automation, electronics, IoT, and so on, and the last one is the department I took, namely software engineering, the department that handles website development, mobile development, and also the IoT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20:59:13.495978861</meta:creation-date>
    <dc:date>2020-08-07T21:16:26.119886433</dc:date>
    <meta:editing-duration>PT7M12S</meta:editing-duration>
    <meta:editing-cycles>1</meta:editing-cycles>
    <meta:document-statistic meta:table-count="0" meta:image-count="0" meta:object-count="0" meta:page-count="1" meta:paragraph-count="6" meta:word-count="281" meta:character-count="1748" meta:non-whitespace-character-count="1467"/>
    <meta:generator>LibreOffice/6.4.4.2$Linux_X86_64 LibreOffice_project/40$Build-2</meta:generator>
  </office:meta>
</office:document-meta>
</file>